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244cm" fo:margin-left="-0.212cm" style:page-number="auto" table:align="left" style:writing-mode="lr-tb"/>
    </style:style>
    <style:style style:name="Tabla1.A" style:family="table-column">
      <style:table-column-properties style:column-width="2.672cm"/>
    </style:style>
    <style:style style:name="Tabla1.B" style:family="table-column">
      <style:table-column-properties style:column-width="1.115cm"/>
    </style:style>
    <style:style style:name="Tabla1.C" style:family="table-column">
      <style:table-column-properties style:column-width="0.416cm"/>
    </style:style>
    <style:style style:name="Tabla1.D" style:family="table-column">
      <style:table-column-properties style:column-width="0.259cm"/>
    </style:style>
    <style:style style:name="Tabla1.E" style:family="table-column">
      <style:table-column-properties style:column-width="0.277cm"/>
    </style:style>
    <style:style style:name="Tabla1.F" style:family="table-column">
      <style:table-column-properties style:column-width="0.411cm"/>
    </style:style>
    <style:style style:name="Tabla1.G" style:family="table-column">
      <style:table-column-properties style:column-width="0.824cm"/>
    </style:style>
    <style:style style:name="Tabla1.H" style:family="table-column">
      <style:table-column-properties style:column-width="0.205cm"/>
    </style:style>
    <style:style style:name="Tabla1.I" style:family="table-column">
      <style:table-column-properties style:column-width="0.206cm"/>
    </style:style>
    <style:style style:name="Tabla1.J" style:family="table-column">
      <style:table-column-properties style:column-width="0.822cm"/>
    </style:style>
    <style:style style:name="Tabla1.L" style:family="table-column">
      <style:table-column-properties style:column-width="0.727cm"/>
    </style:style>
    <style:style style:name="Tabla1.M" style:family="table-column">
      <style:table-column-properties style:column-width="0.508cm"/>
    </style:style>
    <style:style style:name="Tabla1.O" style:family="table-column">
      <style:table-column-properties style:column-width="0.617cm"/>
    </style:style>
    <style:style style:name="Tabla1.P" style:family="table-column">
      <style:table-column-properties style:column-width="0.616cm"/>
    </style:style>
    <style:style style:name="Tabla1.S" style:family="table-column">
      <style:table-column-properties style:column-width="1.43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M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a1.2" style:family="table-row">
      <style:table-row-properties style:min-row-height="3.078cm" style:keep-together="true" fo:keep-together="auto"/>
    </style:style>
    <style:style style:name="Tabla1.B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.R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.3" style:family="table-row">
      <style:table-row-properties style:min-row-height="1.413cm" style:keep-together="true" fo:keep-together="auto"/>
    </style:style>
    <style:style style:name="Tabla1.4" style:family="table-row">
      <style:table-row-properties style:min-row-height="0.153cm" style:keep-together="true" fo:keep-together="auto"/>
    </style:style>
    <style:style style:name="Tabla1.10" style:family="table-row">
      <style:table-row-properties style:min-row-height="1.199cm" style:keep-together="true" fo:keep-together="auto"/>
    </style:style>
    <style:style style:name="Tabla1.D1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G11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3" style:family="table-cell">
      <style:table-cell-properties style:vertical-align="middle" fo:padding-left="0.191cm" fo:padding-right="0.191cm" fo:padding-top="0cm" fo:padding-bottom="0cm" fo:border="0.002cm solid #000000" style:writing-mode="lr-tb"/>
    </style:style>
    <style:style style:name="Tabla1.15" style:family="table-row">
      <style:table-row-properties style:keep-together="false" fo:keep-together="always"/>
    </style:style>
    <style:style style:name="Tabla1.16" style:family="table-row">
      <style:table-row-properties style:min-row-height="0.536cm" style:keep-together="true" fo:keep-together="auto"/>
    </style:style>
    <style:style style:name="Tabla1.A16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 style:writing-mode="lr-tb"/>
    </style:style>
    <style:style style:name="Tabla1.I17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K17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none" style:writing-mode="lr-tb"/>
    </style:style>
    <style:style style:name="Tabla1.V17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2" style:family="table">
      <style:table-properties style:width="15.214cm" fo:margin-left="-0.212cm" table:align="left" style:writing-mode="lr-tb"/>
    </style:style>
    <style:style style:name="Tabla2.A" style:family="table-column">
      <style:table-column-properties style:column-width="8.417cm"/>
    </style:style>
    <style:style style:name="Tabla2.B" style:family="table-column">
      <style:table-column-properties style:column-width="6.796cm"/>
    </style:style>
    <style:style style:name="Tabla2.1" style:family="table-row">
      <style:table-row-properties style:min-row-height="0.145cm" style:keep-together="true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2.B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a2.2" style:family="table-row">
      <style:table-row-properties style:keep-together="true" fo:keep-together="auto"/>
    </style:style>
    <style:style style:name="Tabla2.B2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style:snap-to-layout-grid="false"/>
    </style:style>
    <style:style style:name="P8" style:family="paragraph" style:parent-style-name="Standard">
      <style:paragraph-properties fo:line-height="150%"/>
    </style:style>
    <style:style style:name="P9" style:family="paragraph" style:parent-style-name="Standard">
      <style:paragraph-properties fo:margin-top="0.212cm" fo:margin-bottom="0cm" fo:text-align="center" style:justify-single-word="false" style:snap-to-layout-grid="fals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P10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1" style:family="paragraph" style:parent-style-name="Standard">
      <style:paragraph-properties fo:margin-top="0.106cm" fo:margin-bottom="0.106cm" fo:text-align="justify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2" style:family="paragraph" style:parent-style-name="Standard">
      <style:paragraph-properties fo:margin-top="0.106cm" fo:margin-bottom="0.106cm" style:snap-to-layout-grid="false"/>
      <style:text-properties style:font-name="Arial" style:font-name-complex="Arial"/>
    </style:style>
    <style:style style:name="P13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style:font-name-complex="Arial"/>
    </style:style>
    <style:style style:name="P14" style:family="paragraph" style:parent-style-name="Standard">
      <style:paragraph-properties fo:margin-top="0.106cm" fo:margin-bottom="0.106cm" fo:text-align="end" style:justify-single-word="false" style:snap-to-layout-grid="false"/>
      <style:text-properties style:font-name="Arial" style:font-name-complex="Arial"/>
    </style:style>
    <style:style style:name="P15" style:family="paragraph" style:parent-style-name="Standard">
      <style:paragraph-properties fo:margin-top="0.106cm" fo:margin-bottom="0.106cm" style:snap-to-layout-grid="false"/>
    </style:style>
    <style:style style:name="P16" style:family="paragraph" style:parent-style-name="Standard">
      <style:paragraph-properties fo:margin-top="0.212cm" fo:margin-bottom="0.212cm" style:snap-to-layout-grid="false"/>
      <style:text-properties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style:font-name-complex="Arial"/>
    </style:style>
    <style:style style:name="P18" style:family="paragraph" style:parent-style-name="Standard">
      <style:paragraph-properties fo:margin-top="0.212cm" fo:margin-bottom="0.212cm" style:snap-to-layout-grid="false"/>
      <style:text-properties style:font-name="Arial" style:font-name-complex="Arial"/>
    </style:style>
    <style:style style:name="P19" style:family="paragraph" style:parent-style-name="Standard">
      <style:paragraph-properties fo:margin-top="0.212cm" fo:margin-bottom="0.212cm"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212cm" fo:margin-bottom="0.212cm" style:snap-to-layout-grid="false"/>
    </style:style>
    <style:style style:name="P21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2" style:family="paragraph" style:parent-style-name="Standard">
      <style:paragraph-properties fo:margin-left="0cm" fo:margin-right="0.32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3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style:font-name-complex="Arial"/>
    </style:style>
    <style:style style:name="P24" style:family="paragraph" style:parent-style-name="Standard">
      <style:paragraph-properties fo:margin-left="0cm" fo:margin-right="0.233cm" fo:margin-top="0.212cm" fo:margin-bottom="0.212cm" fo:text-align="end" style:justify-single-word="false" fo:text-indent="0cm" style:auto-text-indent="false" style:snap-to-layout-grid="false"/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top="0.55cm" fo:margin-bottom="0cm" fo:text-align="justify" style:justify-single-word="false"/>
    </style:style>
    <style:style style:name="P26" style:family="paragraph" style:parent-style-name="Standard">
      <style:paragraph-properties fo:margin-top="0.55cm" fo:margin-bottom="0cm" fo:text-align="justify" style:justify-single-word="false"/>
      <style:text-properties style:font-name="Arial" style:font-name-complex="Arial"/>
    </style:style>
    <style:style style:name="P27" style:family="paragraph" style:parent-style-name="Standard">
      <style:paragraph-properties fo:margin-top="1.09cm" fo:margin-bottom="0cm"/>
      <style:text-properties style:font-name="Arial" style:font-name-complex="Arial"/>
    </style:style>
    <style:style style:name="P28" style:family="paragraph" style:parent-style-name="Heading_20_1">
      <style:paragraph-properties style:snap-to-layout-grid="false"/>
      <style:text-properties style:font-name="Arial" fo:font-size="48pt" style:font-size-asian="48pt" style:font-name-complex="Arial" style:font-size-complex="48pt"/>
    </style:style>
    <style:style style:name="P29" style:family="paragraph" style:parent-style-name="Heading_20_1">
      <style:paragraph-properties fo:margin-left="0.75cm" fo:margin-right="1.289cm" fo:margin-top="0.106cm" fo:margin-bottom="0.212cm" fo:line-height="100%" fo:text-align="center" style:justify-single-word="false" fo:text-indent="0cm" style:auto-text-indent="false" style:snap-to-layout-grid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T1" style:family="text"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1pt" style:font-size-asian="11pt" style:font-name-complex="Arial" style:font-size-complex="11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6" style:family="text">
      <style:text-properties style:font-name="Arial" fo:font-weight="bold" style:font-weight-asian="bold" style:font-name-complex="Arial"/>
    </style:style>
    <style:style style:name="T7" style:family="text">
      <style:text-properties fo:color="#000000" style:font-name="Arial" style:font-name-complex="Arial"/>
    </style:style>
    <style:style style:name="T8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H"/>
        <table:table-column table:style-name="Tabla1.L"/>
        <table:table-column table:style-name="Tabla1.M"/>
        <table:table-column table:style-name="Tabla1.F"/>
        <table:table-column table:style-name="Tabla1.O"/>
        <table:table-column table:style-name="Tabla1.P"/>
        <table:table-column table:style-name="Tabla1.J"/>
        <table:table-column table:style-name="Tabla1.I"/>
        <table:table-column table:style-name="Tabla1.S"/>
        <table:table-column table:style-name="Tabla1.O"/>
        <table:table-column table:style-name="Tabla1.J"/>
        <table:table-column table:style-name="Tabla1.H"/>
        <table:table-column table:style-name="Tabla1.G"/>
        <table:table-row table:style-name="Tabla1.1">
          <table:table-cell table:style-name="Tabla1.A1" table:number-columns-spanned="12" office:value-type="string">
            <text:h text:style-name="P28" text:outline-level="1">M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11" office:value-type="string">
            <text:h text:style-name="P29" text:outline-level="1">Fecha de recepción en Ofic../<text:line-break/>Deleg. o Juzgado de Paz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office:value-type="string">
            <text:p text:style-name="P9"/>
          </table:table-cell>
          <table:table-cell table:style-name="Tabla1.B2" table:number-columns-spanned="16" office:value-type="string">
            <text:p text:style-name="P1">PODER JUDICIAL PROVINCIA DE BUENOS AI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R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B2" office:value-type="string">
            <text:p text:style-name="P16"/>
          </table:table-cell>
          <table:table-cell table:style-name="Tabla1.B2" table:number-columns-spanned="16" office:value-type="string">
            <text:p text:style-name="P5"><text:span text:style-name="T1">MANDAMIENTO BAJO RESPONSABILIDAD DE PARTE ACTORA </text:span><text:span text:style-name="T7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M1" table:number-columns-spanned="6" office:value-type="string">
            <text:p text:style-name="P10">Sello del Órga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B2" table:number-columns-spanned="4" office:value-type="string">
            <text:p text:style-name="P12">Juzgado/Tribun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5"><text:span text:style-name="T3">CIVIL Y COMERCIAL Nº <text:s/></text:span><text:span text:style-name="T7">$n_juzgado</text:span><text:span text:style-name="T3"> Calle 13 e/ 47 y 48 La Pla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Departamento Judicial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2">LA PLA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Tipo de diligencia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4"><text:span text:style-name="T2">MANDAMIENTO </text:span><text:span text:style-name="T7">$textoLibre_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Carátula del exped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7"><text:span text:style-name="T7">$nombre_empresa</text:span><text:span text:style-name="T2"> C/ </text:span><text:bookmark text:name="cliente1"/><text:span text:style-name="T7">$nombreCliente</text:span><text:span text:style-name="T2"> <text:s/>S/ COBRO EJECUTIV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Copias para traslado</text:p>
          </table:table-cell>
          <table:covered-table-cell/>
          <table:covered-table-cell/>
          <table:covered-table-cell/>
          <table:table-cell table:style-name="Tabla1.B2" table:number-columns-spanned="5" office:value-type="string">
            <text:p text:style-name="P13">SI </text:p>
          </table:table-cell>
          <table:covered-table-cell/>
          <table:covered-table-cell/>
          <table:covered-table-cell/>
          <table:covered-table-cell/>
          <table:table-cell table:style-name="Tabla1.B2" table:number-columns-spanned="2" office:value-type="string">
            <text:p text:style-name="P14">En</text:p>
          </table:table-cell>
          <table:covered-table-cell/>
          <table:table-cell table:style-name="Tabla1.B2" table:number-columns-spanned="3" office:value-type="string">
            <text:p text:style-name="P12"><text:s text:c="2"/>13 <text:s/>Fs.</text:p>
          </table:table-cell>
          <table:covered-table-cell/>
          <table:covered-table-cell/>
          <table:table-cell table:style-name="Tabla1.B2" table:number-columns-spanned="9" office:value-type="string">
            <text:p text:style-name="P11"><text:bookmark-start text:name="Detalle_demanda"/><text:bookmark-end text:name="Detalle_demanda"/>Copia de DOS (2) Poderes, (1) un pagaré (timbrado) firmado por la demandada, copia de DNI de la demandada, copia de servicio, copia de recibo de sueldo, copia de croquis y foto del domicilio de la demandada, copia de trasla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4" office:value-type="string">
            <text:p text:style-name="P12">Oficina interviniente</text:p>
          </table:table-cell>
          <table:covered-table-cell/>
          <table:covered-table-cell/>
          <table:covered-table-cell/>
          <table:table-cell table:style-name="Tabla1.B2" table:number-columns-spanned="19" office:value-type="string">
            <text:p text:style-name="P12">La correspond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B2" table:number-columns-spanned="23" office:value-type="string">
            <text:p text:style-name="P20"><text:span text:style-name="T5">CARÁCTER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17">URGENTE</text:p>
          </table:table-cell>
          <table:covered-table-cell/>
          <table:table-cell table:style-name="Tabla1.B2" office:value-type="string">
            <text:p text:style-name="P18"/>
          </table:table-cell>
          <table:table-cell table:style-name="Tabla1.D11" table:number-columns-spanned="3" office:value-type="string">
            <text:p text:style-name="P18">No</text:p>
          </table:table-cell>
          <table:covered-table-cell/>
          <table:covered-table-cell/>
          <table:table-cell table:style-name="Tabla1.G11" office:value-type="string">
            <text:p text:style-name="P18"/>
          </table:table-cell>
          <table:table-cell table:style-name="Tabla1.B2" table:number-columns-spanned="12" office:value-type="string">
            <text:p text:style-name="P19">Y/O HABILITACION DE DIA Y HOR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B2" office:value-type="string">
            <text:p text:style-name="P18"/>
          </table:table-cell>
          <table:table-cell table:style-name="Tabla1.D11" table:number-columns-spanned="2" office:value-type="string">
            <text:p text:style-name="P18">No</text:p>
          </table:table-cell>
          <table:covered-table-cell/>
          <table:table-cell table:style-name="Tabla1.G11" office:value-type="string">
            <text:p text:style-name="P18"/>
          </table:table-cell>
        </table:table-row>
        <table:table-row table:style-name="Tabla1.10">
          <table:table-cell table:style-name="Tabla1.B2" table:number-columns-spanned="23" office:value-type="string">
            <text:p text:style-name="P20"><text:span text:style-name="T5">TIPO DE DOMICILIO:</text:span><text:span text:style-name="T2"> </text:span><text:span text:style-name="T3">(Indicar por </text:span><text:span text:style-name="T4">SI – NO</text:span><text:span text:style-name="T3"> según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2" office:value-type="string">
            <text:p text:style-name="P21">Denunciado</text:p>
          </table:table-cell>
          <table:covered-table-cell/>
          <table:table-cell table:style-name="Tabla1.D11" table:number-columns-spanned="3" office:value-type="string">
            <text:p text:style-name="P18">Si</text:p>
          </table:table-cell>
          <table:covered-table-cell/>
          <table:covered-table-cell/>
          <table:table-cell table:style-name="Tabla1.G11" table:number-columns-spanned="8" office:value-type="string">
            <text:p text:style-name="P23">Constitui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8">No</text:p>
          </table:table-cell>
          <table:covered-table-cell/>
          <table:table-cell table:style-name="Tabla1.G11" table:number-columns-spanned="6" office:value-type="string">
            <text:p text:style-name="P23">Bajo responsabilida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8">Si</text:p>
          </table:table-cell>
          <table:covered-table-cell/>
        </table:table-row>
        <table:table-row table:style-name="Tabla1.10">
          <table:table-cell table:style-name="Tabla1.B2" table:number-columns-spanned="23" office:value-type="string">
            <text:p text:style-name="P20"><text:span text:style-name="T5">FACULTADES Y ATRIBUCIONES:</text:span><text:span text:style-name="T2"> (marcar lo que corresponda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B2" table:number-columns-spanned="2" office:value-type="string">
            <text:p text:style-name="P21">Allanamiento:</text:p>
          </table:table-cell>
          <table:covered-table-cell/>
          <table:table-cell table:style-name="Tabla1.D11" table:number-columns-spanned="3" office:value-type="string">
            <text:p text:style-name="P18">No</text:p>
          </table:table-cell>
          <table:covered-table-cell/>
          <table:covered-table-cell/>
          <table:table-cell table:style-name="Tabla1.G11" table:number-columns-spanned="16" office:value-type="string">
            <text:p text:style-name="P21">Allanamiento en domicilio sin ocupante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3" table:number-columns-spanned="2" office:value-type="string">
            <text:p text:style-name="P18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8" office:value-type="string">
            <text:p text:style-name="P23">Con auxilio de la fuerza <text:soft-page-break/>públic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7" table:number-columns-spanned="2" office:value-type="string">
            <text:p text:style-name="P18">No</text:p>
          </table:table-cell>
          <table:covered-table-cell/>
          <table:table-cell table:style-name="Tabla1.K17" table:number-columns-spanned="11" office:value-type="string">
            <text:p text:style-name="P23">Con cerrajer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V17" table:number-columns-spanned="2" office:value-type="string">
            <text:p text:style-name="P18">No</text:p>
          </table:table-cell>
          <table:covered-table-cell/>
        </table:table-row>
        <table:table-row table:style-name="Tabla1.16">
          <table:table-cell table:style-name="Tabla1.A16" table:number-columns-spanned="2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B2" table:number-columns-spanned="6" office:value-type="string">
            <text:p text:style-name="P22">Denunciad de otr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8">No</text:p>
          </table:table-cell>
          <table:covered-table-cell/>
          <table:table-cell table:style-name="Tabla1.G11" table:number-columns-spanned="8" office:value-type="string">
            <text:p text:style-name="P24">Denuncia de bien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D11" table:number-columns-spanned="2" office:value-type="string">
            <text:p text:style-name="P18">No</text:p>
          </table:table-cell>
          <table:covered-table-cell/>
          <table:table-cell table:style-name="Tabla1.G11" table:number-columns-spanned="3" office:value-type="string">
            <text:p text:style-name="P23">Otros</text:p>
          </table:table-cell>
          <table:covered-table-cell/>
          <table:covered-table-cell/>
          <table:table-cell table:style-name="Tabla1.V13" table:number-columns-spanned="2" office:value-type="string">
            <text:p text:style-name="P18">No</text:p>
          </table:table-cell>
          <table:covered-table-cell/>
        </table:table-row>
      </table:table>
      <text:p text:style-name="P8"><text:span text:style-name="T2">El Oficial de Justicia de la zona que corresponda, se constituirá, para la ejecución del presente</text:span><text:span text:style-name="T2"> y procederá a intimar el pago, <text:s/>en el domicilio de </text:span><text:bookmark text:name="cliente2"/><text:span text:style-name="T7">$nombreCliente</text:span><text:span text:style-name="T2"> <text:s/>sito en </text:span><text:bookmark text:name="Domicilio"/><text:span text:style-name="T7">$calle_cliente $numero_domicilio_cliente </text:span></text:p>
      <text:p text:style-name="P8"><text:span text:style-name="T7">$piso_domicilio_cliente $depto_domicilio_cliente, $localidad_domicilio_cliente</text:span><text:span text:style-name="T6">, </text:span><text:span text:style-name="T2">Provincia de</text:span><text:span text:style-name="T7"> $textoLibre_2</text:span><text:span text:style-name="T2">.-</text:span></text:p>
      <text:p text:style-name="P25"><text:span text:style-name="T2">Los autos que lo ordenan dicen en lo pertinente: </text:span><text:span text:style-name="T7">$textoLibre_3</text:span></text:p>
      <text:p text:style-name="P26"/>
      <text:p text:style-name="P6"><text:span text:style-name="T2">Facultades del Oficial de Justicia: Se constituirá en el domicilio del demandado para que este de y pague la suma anteriormente transcripta.-------------------------</text:span></text:p>
      <text:p text:style-name="P3">Nombre y facultades de los autorizados: la Dra. Silvia Soledad Sosa, la Dra. María Inés Barbieri, al Sr. Pablo Siscar, al Sr. Santiago Cerruti, al Sr. Gabriel Rodrigo Ferro Rocha, al Sr. César Andrés Meloni, a la Sra. Belén Pedernera, a la Dra. Carina Silvana Sotelo y al Sr. Claudio Cinalli.</text:p>
      <text:p text:style-name="P3"/>
      <text:p text:style-name="P6"><text:span text:style-name="T2">En la ciudad de La Plata, a los <text:s text:c="6"/>días del mes de <text:s text:c="21"/>del año 20 <text:s text:c="2"/>.-<text:line-break/>Pase para su diligenciamiento a la Oficina de Mandamientos y Notificaciones correspondiente </text:span></text:p>
      <text:p text:style-name="P27"/>
      <text:p text:style-name="P2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</table:table-cell>
          <table:table-cell table:style-name="Tabla2.B1" office:value-type="string">
            <text:p text:style-name="P13">Firma y sello</text:p>
          </table:table-cell>
        </table:table-row>
        <table:table-row table:style-name="Tabla2.2">
          <table:table-cell table:style-name="Tabla2.A1" office:value-type="string">
            <text:p text:style-name="P2"/>
          </table:table-cell>
          <table:table-cell table:style-name="Tabla2.B2" office:value-type="string">
            <text:p text:style-name="P13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>
        <style:tab-stops>
          <style:tab-stop style:position="7.001cm"/>
        </style:tab-stops>
      </style:paragraph-properties>
      <style:text-properties fo:language="es" fo:country="ES"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3cm" fo:margin-bottom="4.001cm" fo:margin-left="4.0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</dc:title>
    <meta:initial-creator>silvia</meta:initial-creator>
    <meta:creation-date>2012-08-15T18:09:00</meta:creation-date>
    <dc:creator>silvia</dc:creator>
    <dc:date>2012-08-15T18:11:00</dc:date>
    <meta:editing-cycles>1</meta:editing-cycles>
    <meta:editing-duration>PT2M</meta:editing-duration>
    <meta:document-statistic meta:table-count="2" meta:image-count="0" meta:object-count="0" meta:page-count="2" meta:paragraph-count="54" meta:word-count="331" meta:character-count="2145"/>
    <meta:generator>OpenOffice.org/3.3$Win32 OpenOffice.org_project/330m20$Build-9567</meta:generator>
  </office:meta>
</office:document-meta>
</file>